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ive Commons Attribution 4.0 International Licens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2T23:23:49.904000000</meta:creation-date>
    <dc:date>2023-02-22T23:25:46.608000000</dc:date>
    <meta:editing-duration>PT2M</meta:editing-duration>
    <meta:editing-cycles>2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1" meta:word-count="6" meta:character-count="54" meta:non-whitespace-character-count="49"/>
  </office:meta>
</office:document-meta>
</file>